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501ce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text-properties fo:color="#000000" loext:opacity="100%" style:font-name="Arial1" fo:font-size="10pt" officeooo:paragraph-rsid="004f6c9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loext:opacity="100%" style:font-name="Arial1" fo:font-size="10pt" officeooo:paragraph-rsid="0049dec1" style:font-size-asian="10pt" style:font-size-complex="10pt"/>
    </style:style>
    <style:style style:name="P12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etter-spacing="-0.004cm" fo:font-weight="bold" officeooo:paragraph-rsid="0049dec1" style:font-size-asian="10pt" style:font-weight-asian="bold" style:font-name-complex="Arial4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9dec1" style:font-size-asian="10pt" style:font-name-complex="Arial4" style:font-size-complex="10pt"/>
    </style:style>
    <style:style style:name="P1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f6c9b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511f91" fo:background-color="transparent" style:font-size-asian="10pt" style:font-weight-asian="normal" style:font-size-complex="10pt" style:font-weight-complex="normal"/>
    </style:style>
    <style:style style:name="P16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rsid="003da5b6" officeooo:paragraph-rsid="003da5b6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P17" style:family="paragraph" style:parent-style-name="Text_20_body_20__28_user_29_" style:list-style-name="L1">
      <style:text-properties style:font-name="Arial1" fo:font-size="10pt" officeooo:paragraph-rsid="004f6c9b" style:font-size-asian="10pt" style:font-size-complex="10pt"/>
    </style:style>
    <style:style style:name="P18" style:family="paragraph" style:parent-style-name="Text_20_body_20__28_user_29_" style:list-style-name="L2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 style:parent-style-name="Text_20_body_20__28_user_29_" style:list-style-name="L2">
      <style:paragraph-properties fo:text-align="justify" style:justify-single-word="false"/>
      <style:text-properties fo:color="#000000" loext:opacity="100%" style:font-name="Arial1" fo:font-size="10pt" officeooo:paragraph-rsid="004f6c9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672c2"/>
    </style:style>
    <style:style style:name="T3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4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5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fo:font-weight="bold" officeooo:rsid="0024a0da" style:font-weight-asian="bold" style:font-weight-complex="bold"/>
    </style:style>
    <style:style style:name="T9" style:family="text">
      <style:text-properties officeooo:rsid="004b757c"/>
    </style:style>
    <style:style style:name="T10" style:family="text">
      <style:text-properties officeooo:rsid="004e67a1"/>
    </style:style>
    <style:style style:name="T11" style:family="text">
      <style:text-properties officeooo:rsid="004b72d7"/>
    </style:style>
    <style:style style:name="T12" style:family="text">
      <style:text-properties fo:font-weight="normal" officeooo:rsid="006b5483" fo:background-color="transparent" loext:char-shading-value="0" style:font-weight-asian="normal" style:font-weight-complex="normal"/>
    </style:style>
    <style:style style:name="T13" style:family="text">
      <style:text-properties officeooo:rsid="00511f91"/>
    </style:style>
    <style:style style:name="T14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DICTO CONSULTA PÚBLICA</text:p>
      <text:p text:style-name="P5"/>
      <text:p text:style-name="P10">Número de expediente: $$V_NUMEXP$$ </text:p>
      <text:p text:style-name="P10">Nombre del expediente: $$V_TITULOEXP$$</text:p>
      <text:p text:style-name="P10">Fecha: $$DIA_SISTEMA$$ <text:span text:style-name="T2">de </text:span>$$MES_SISTEMA$$ <text:span text:style-name="T2">de </text:span>$$EJERCICIO_SISTEMA$$</text:p>
      <text:p text:style-name="P6"/>
      <text:p text:style-name="P7">Por <text:span text:style-name="T9">r</text:span>esolución de $$ALCALDIA$$ n<text:span text:style-name="T9">úmero</text:span> $$NUM_RES_ALC$$ de <text:span text:style-name="T10">fecha </text:span>$$F_F_REA$$ se resuelve someter a consulta pública a través del portal web $$DEL_AYTO$$ $$TRATAMIENTO_AYTO$$ $$NOMBRE_AYTO$$, <text:s/>durante un período de $$PERIODO_DIAS$$ días<text:span text:style-name="T1"> hábiles de</text:span>sde el siguiente a su inserción, a fin de recabar la opinión de los sujetos y de las organizaciones más representativas que potencialmente puedan verse afectados por la Ordenanza $$MUNICIPAL$$ Específica de Subvenciones $$MODALIDAD_SUBVENCION$$ que se pretende elaborar, acerca de los siguientes extremos:</text:p>
      <text:list xml:id="list620512268" text:style-name="L1">
        <text:list-item>
          <text:p text:style-name="P17">Los problemas que se pretenden solucionar con la iniciativa.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<text:span text:style-name="T13">P</text:span><text:span text:style-name="T11">roblemas</text:span></text:p>
          </table:table-cell>
        </table:table-row>
        <table:table-row table:style-name="TableLine1613260946896">
          <table:table-cell table:style-name="Tabla1.A2" office:value-type="string">
            <text:p text:style-name="P15"><text:text-input text:description="JOOScript">${(datos.att0)!}</text:text-input><text:span text:style-name="T8"><text:script script:language="JOOScript">&lt;jooscript&gt;
&lt;insert-around element="table:table-row"&gt;
[#if PROBLEMAS??]
[#assign PROBLEMAS_AUXILIAR=PROBLEMAS]
[/#if]
[#if TAB_PROBLEMAS??]
[#assign PROBLEMAS_AUXILIAR=TAB_PROBLEMAS]
[/#if]
[#if PROBLEMAS_AUXILIAR?? &amp;amp;&amp;amp; PROBLEMAS_AUXILIAR?is_enumerable]
[#list PROBLEMAS_AUXILIAR as datos]
&lt;content/&gt;
[/#list]
[/#if]
&lt;/insert-around&gt;
&lt;/jooscript&gt;
</text:script></text:span></text:p>
          </table:table-cell>
        </table:table-row>
      </table:table>
      <text:p text:style-name="P9"><text:s/></text:p>
      <text:list xml:id="list1448778665" text:style-name="L2">
        <text:list-item>
          <text:p text:style-name="P18">La necesidad y oportunidad de su aprobación.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<text:span text:style-name="T13">N</text:span><text:span text:style-name="T11">ecesidad y oportunidad </text:span></text:p>
          </table:table-cell>
        </table:table-row>
        <table:table-row table:style-name="TableLine1613260947712">
          <table:table-cell table:style-name="Tabla2.A2" office:value-type="string">
            <text:p text:style-name="P15"><text:text-input text:description="JOOScript">${(datos.att0)!}</text:text-input><text:span text:style-name="T8"><text:script script:language="JOOScript">&lt;jooscript&gt;
&lt;insert-around element="table:table-row"&gt;
[#if NECESIDAD_APROB??]
[#assign NECESIDAD_APROB_AUXILIAR=NECESIDAD_APROB]
[/#if]
[#if TAB_NECESIDAD_APROB??]
[#assign NECESIDAD_APROB_AUXILIAR=TAB_NECESIDAD_APROB]
[/#if]
[#if NECESIDAD_APROB_AUXILIAR?? &amp;amp;&amp;amp; NECESIDAD_APROB_AUXILIAR?is_enumerable]
[#list NECESIDAD_APROB_AUXILIAR as datos]
&lt;content/&gt;
[/#list]
[/#if]
&lt;/insert-around&gt;
&lt;/jooscript&gt;
</text:script></text:span></text:p>
          </table:table-cell>
        </table:table-row>
      </table:table>
      <text:list xml:id="list123517331934837" text:continue-numbering="true" text:style-name="L2">
        <text:list-header>
          <text:p text:style-name="P19"/>
        </text:list-header>
        <text:list-item>
          <text:p text:style-name="P19">Los objetivos de la norma.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<text:span text:style-name="T13">O</text:span><text:span text:style-name="T11">bjetivos</text:span></text:p>
          </table:table-cell>
        </table:table-row>
        <table:table-row table:style-name="TableLine1613260951520">
          <table:table-cell table:style-name="Tabla3.A2" office:value-type="string">
            <text:p text:style-name="P15"><text:text-input text:description="JOOScript">${(datos.att0)!}</text:text-input><text:span text:style-name="T8"><text:script script:language="JOOScript">&lt;jooscript&gt;
&lt;insert-around element="table:table-row"&gt;
[#if OBJETIVOS_NORMA??]
[#assign OBJETIVOS_NORMA_AUXILIAR=OBJETIVOS_NORMA]
[/#if]
[#if TAB_OBJETIVOS_NORMA??]
[#assign OBJETIVOS_NORMA_AUXILIAR=TAB_OBJETIVOS_NORMA]
[/#if]
[#if OBJETIVOS_NORMA_AUXILIAR?? &amp;amp;&amp;amp; OBJETIVOS_NORMA_AUXILIAR?is_enumerable]
[#list OBJETIVOS_NORMA_AUXILIAR as datos]
&lt;content/&gt;
[/#list]
[/#if]
&lt;/insert-around&gt;
&lt;/jooscript&gt;
</text:script></text:span></text:p>
          </table:table-cell>
        </table:table-row>
      </table:table>
      <text:list xml:id="list123518112141817" text:continue-numbering="true" text:style-name="L2">
        <text:list-header>
          <text:p text:style-name="P19"/>
        </text:list-header>
        <text:list-item>
          <text:p text:style-name="P19">Las posibles soluciones alternativas regulatorias y no regulatoria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<text:span text:style-name="T13">S</text:span><text:span text:style-name="T11">oluciones</text:span></text:p>
          </table:table-cell>
        </table:table-row>
        <table:table-row table:style-name="TableLine1613260948528">
          <table:table-cell table:style-name="Tabla4.A2" office:value-type="string">
            <text:p text:style-name="P15"><text:text-input text:description="JOOScript">${(datos.att0)!}</text:text-input><text:span text:style-name="T8"><text:script script:language="JOOScript">&lt;jooscript&gt;
&lt;insert-around element="table:table-row"&gt;
[#if SOLUCIONES??]
[#assign SOLUCIONES_AUXILIAR=SOLUCIONES]
[/#if]
[#if TAB_SOLUCIONES??]
[#assign SOLUCIONES_AUXILIAR=TAB_SOLUCIONES]
[/#if]
[#if SOLUCIONES_AUXILIAR?? &amp;amp;&amp;amp; SOLUCIONES_AUXILIAR?is_enumerable]
[#list SOLUCIONES_AUXILIAR as datos]
&lt;content/&gt;
[/#list]
[/#if]
&lt;/insert-around&gt;
&lt;/jooscript&gt;
</text:script></text:span></text:p>
          </table:table-cell>
        </table:table-row>
      </table:table>
      <text:list xml:id="list123517430257892" text:continue-numbering="true" text:style-name="L2">
        <text:list-header>
          <text:p text:style-name="P19"/>
        </text:list-header>
      </text:list>
      <text:p text:style-name="P8">Las opiniones se pueden presentar desde el día $$DIA_INICIO$$ hasta el día $$DIA_FIN$$, en las oficinas <text:span text:style-name="T1">$$DEL_AYTO$$ $$AYUNTAMIENTO$$</text:span> y electrónicamente <text:span text:style-name="T12">en $$LUGAR_CONSULTA$$</text:span>, sin perjuicio del resto de medios habilitados por la Ley 39/2015, de 1 de octubre, del Procedimiento Administrativo Común de las Administraciones Públicas. </text:p>
      <text:p text:style-name="P7"/>
      <text:p text:style-name="P11"/>
      <text:p text:style-name="P13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4"><text:text-input text:description="JOOScript">${(FIRMANTES_FDO_AUXILIAR)!}</text:text-input></text:span></text:span><text:span text:style-name="T7"><text:s/></text:span><text:span text:style-name="Fuente_20_de_20_párrafo_20_predeter."><text:span text:style-name="T3"><text:text-input text:description="JOOScript">${(FIRMANTES_AUXILIAR)!}</text:text-input></text:span></text:span><text:span text:style-name="Fuente_20_de_20_párrafo_20_predeter."><text:span text:style-name="T3"><text:s/></text:span></text:span></text:p>
      <text:p text:style-name="P12"><text:span text:style-name="Fuente_20_de_20_párrafo_20_predeter."><text:span text:style-name="T5"><text:text-input text:description="JOOScript">${(FIRMANTE_DELEGACION_AUXILIAR)!}</text:text-input></text:span></text:span><text:span text:style-name="Fuente_20_de_20_párrafo_20_predeter."><text:span text:style-name="T5"><text:s/>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6</meta:editing-cycles>
    <meta:creation-date>2019-09-12T08:50:52.807000000</meta:creation-date>
    <meta:editing-duration>PT7H53M48S</meta:editing-duration>
    <meta:generator>LibreOffice/7.0.2.2$Windows_X86_64 LibreOffice_project/8349ace3c3162073abd90d81fd06dcfb6b36b994</meta:generator>
    <dc:date>2021-03-17T09:13:50.974000000</dc:date>
    <meta:document-statistic meta:table-count="4" meta:image-count="0" meta:object-count="0" meta:page-count="1" meta:paragraph-count="30" meta:word-count="205" meta:character-count="1580" meta:non-whitespace-character-count="1415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